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3pt" fo:language="pl" fo:country="PL" fo:font-weight="normal" officeooo:rsid="001cdd04" officeooo:paragraph-rsid="001cdd04" style:font-size-asian="11.3500003814697pt" style:font-weight-asian="normal" style:font-size-complex="13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3pt" fo:language="pl" fo:country="PL" fo:font-weight="normal" officeooo:rsid="001cdd04" officeooo:paragraph-rsid="001cdd04" style:font-size-asian="11.3500003814697pt" style:font-weight-asian="normal" style:font-size-complex="13pt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3pt" fo:language="pl" fo:country="PL" fo:font-weight="normal" officeooo:rsid="001cdd04" officeooo:paragraph-rsid="001cdd04" style:font-size-asian="11.3500003814697pt" style:font-weight-asian="normal" style:font-size-complex="13pt" style:font-weight-complex="normal"/>
    </style:style>
    <style:style style:name="P4" style:family="paragraph" style:parent-style-name="Standard" style:list-style-name="L2">
      <style:paragraph-properties fo:text-align="start" style:justify-single-word="false"/>
      <style:text-properties fo:font-size="13pt" fo:language="pl" fo:country="PL" fo:font-weight="normal" officeooo:rsid="001cdd04" officeooo:paragraph-rsid="001cdd04" style:font-size-asian="11.3500003814697pt" style:font-weight-asian="normal" style:font-size-complex="13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3pt" fo:language="pl" fo:country="PL" fo:font-weight="normal" officeooo:rsid="001e52e8" officeooo:paragraph-rsid="001e52e8" style:font-size-asian="11.3500003814697pt" style:font-weight-asian="normal" style:font-size-complex="13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3pt" fo:language="pl" fo:country="PL" fo:font-weight="normal" officeooo:rsid="0021714c" officeooo:paragraph-rsid="0021714c" style:font-size-asian="11.3500003814697pt" style:font-weight-asian="normal" style:font-size-complex="13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5pt" fo:language="pl" fo:country="PL" fo:font-weight="bold" officeooo:rsid="001cdd04" officeooo:paragraph-rsid="001cdd04" style:font-size-asian="15pt" style:font-weight-asian="bold" style:font-size-complex="15pt" style:font-weight-complex="bold"/>
    </style:style>
    <style:style style:name="T1" style:family="text">
      <style:text-properties officeooo:rsid="0021714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Dokmentacja projektu z Grafiki Komputerowej i Wizualizacji</text:p>
      <text:p text:style-name="P1"/>
      <text:p text:style-name="P2">Autorzy:</text:p>
      <text:list xml:id="list3636835601" text:style-name="L1">
        <text:list-item>
          <text:p text:style-name="P3">Przemko Andrzejewski</text:p>
        </text:list-item>
        <text:list-item>
          <text:p text:style-name="P3">Wiktor Bałaban</text:p>
        </text:list-item>
      </text:list>
      <text:p text:style-name="P2">Repozytorium: </text:p>
      <text:list xml:id="list3355750567" text:style-name="L2">
        <text:list-item>
          <text:p text:style-name="P4">https://github.com/przand1/grafikaProjekt</text:p>
          <text:p text:style-name="P4"/>
        </text:list-item>
      </text:list>
      <text:p text:style-name="P5">W skład sceny wchodzą modele ryby i meduzy.</text:p>
      <text:p text:style-name="P5">Ryba składa się z pięciu obiektów, poruszających się względem siebie, tworząc animację <text:span text:style-name="T1">poruszania płetwami i ogonem</text:span>.</text:p>
      <text:p text:style-name="P5">Wszystkie modele zostały wykonane w Wings3D i wyeksportowane do formatu .obj.</text:p>
      <text:p text:style-name="P5">Tekstury stworzono w GIMP.</text:p>
      <text:p text:style-name="P6">Rybą można sterować za pomocą myszy i klawiatury, kamera została przyczepiona do modelu i porusza się razem z nim.</text:p>
      <text:p text:style-name="P6">Wszystkie modele są oświetlone.</text:p>
      <text:p text:style-name="P6">Meduzy, w liczbie 10, są rozmieszczane losow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8T12:39:21.593104795</meta:creation-date>
    <dc:date>2018-06-19T13:44:00.412999414</dc:date>
    <meta:editing-duration>PT1H5M34S</meta:editing-duration>
    <meta:editing-cycles>2</meta:editing-cycles>
    <meta:generator>LibreOffice/5.4.6.2$Linux_X86_64 LibreOffice_project/40m0$Build-2</meta:generator>
    <meta:document-statistic meta:table-count="0" meta:image-count="0" meta:object-count="0" meta:page-count="1" meta:paragraph-count="14" meta:word-count="87" meta:character-count="612" meta:non-whitespace-character-count="541"/>
  </office:meta>
</office:document-meta>
</file>